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f9798" officeooo:paragraph-rsid="000f9798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ewqq" text:name="chart1"/>
      </text:user-field-decls>
      <text:p text:style-name="P1"/>
      <text:p text:style-name="P1"><draw:frame draw:style-name="fr1" draw:name="Объект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text:user-field-get text:name="chart1">ewqq</text:user-field-get></text:p>
      <text:p text:style-name="P1"/>
      <text:p text:style-name="P1"><draw:frame draw:style-name="fr1" draw:name="Объект2" text:anchor-type="paragraph" svg:width="15.998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4T11:16:51.660384200</meta:creation-date>
    <dc:date>2021-05-24T13:27:58.041116140</dc:date>
    <meta:editing-duration>PT4M2S</meta:editing-duration>
    <meta:editing-cycles>4</meta:editing-cycles>
    <meta:generator>LibreOffice/5.2.7.2$Linux_X86_64 LibreOffice_project/20m0$Build-2</meta:generator>
    <meta:document-statistic meta:table-count="0" meta:image-count="0" meta:object-count="2" meta:page-count="1" meta:paragraph-count="1" meta:word-count="1" meta:character-count="4" meta:non-whitespace-character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735cm" svg:y="3.702cm" style:legend-expansion="high" chart:style-name="ch2"/>
        <chart:plot-area chart:style-name="ch3" chart:data-source-has-labels="both" svg:x="0.319cm" svg:y="0.179cm" svg:width="13.097cm" svg:height="8.641cm">
          <chartooo:coordinate-region svg:x="0.94cm" svg:y="0.379cm" svg:width="12.476cm" svg:height="7.7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  <table:table-cell office:value-type="string">
                <text:p>Столбец 2</text:p>
              </table:table-cell>
              <table:table-cell office:value-type="string">
                <text:p>Столбец 3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Строка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Строка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Строка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ring" chart:style-name="ch1">
        <chart:legend chart:legend-position="end" svg:x="13.867cm" svg:y="3.453cm" style:legend-expansion="high" chart:style-name="ch2"/>
        <chart:plot-area chart:style-name="ch3" chart:data-source-has-labels="both" svg:x="0.319cm" svg:y="0.179cm" svg:width="13.229cm" svg:height="8.641cm">
          <chartooo:coordinate-region svg:x="2.613cm" svg:y="0.18cm" svg:width="8.64cm" svg:height="8.6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  <table:table-cell office:value-type="string">
                <text:p>Столбец 2</text:p>
              </table:table-cell>
              <table:table-cell office:value-type="string">
                <text:p>Столбец 3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Строка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Строка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Строка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